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DDV.checkExtraRules( Object value , Valid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DDV.getActualValue( String content , Valid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DDV.getAllowedFac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